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655cm" draw:marker-end-width="0.655cm" draw:fill="gradient" draw:fill-color="#000000" draw:fill-gradient-name="g2" draw:opacity="100%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5.037cm" svg:height="4.255cm" svg:x="1.396cm" svg:y="1.425cm" svg:viewBox="0 0 5038 4256" svg:d="m199 2485 45 26 2931-1759 39 65 39 66-2856 1713 2185 1225 1034-2996 96 33 96 34-13 38 988 493-26-1330-3210 477-4-26-4-25 3217-477-1-37 127-3 127-2 29 1484-127 2-2 1 104 52-45 90-45 91-1195-597-966 2799 37 21-70 156-69 157-2601-1458 11-24-31-52-39-65 166-99zm2946-1788-1541-85 1-26 2-25 1541 85-2 2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2" draw:style="linear" draw:start-color="#000000" draw:end-color="#cccccc" draw:start-intensity="100%" draw:end-intensity="100%" draw:angle="28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bell </meta:initial-creator>
    <meta:creation-date>2011-06-05T08:48:50</meta:creation-date>
    <dc:date>2011-06-05T08:58:55</dc:date>
    <dc:creator>lbell </dc:creator>
    <meta:editing-duration>PT10M6S</meta:editing-duration>
    <meta:editing-cycles>2</meta:editing-cycles>
    <meta:generator>LibreOffice/3.3$Linux LibreOffice_project/330m19$Build-202</meta:generator>
    <meta:document-statistic meta:object-count="1"/>
  </office:meta>
</office:document-meta>
</file>